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1f9d" officeooo:paragraph-rsid="001f1f9d"/>
    </style:style>
    <style:style style:name="P2" style:family="paragraph" style:parent-style-name="Standard">
      <style:text-properties officeooo:rsid="00211eff" officeooo:paragraph-rsid="00211eff"/>
    </style:style>
    <style:style style:name="P3" style:family="paragraph" style:parent-style-name="Standard">
      <style:text-properties officeooo:rsid="0023408b" officeooo:paragraph-rsid="0023408b"/>
    </style:style>
    <style:style style:name="P4" style:family="paragraph" style:parent-style-name="Standard">
      <style:text-properties officeooo:rsid="000d50c5" officeooo:paragraph-rsid="00253655"/>
    </style:style>
    <style:style style:name="T1" style:family="text">
      <style:text-properties officeooo:rsid="00211eff"/>
    </style:style>
    <style:style style:name="T2" style:family="text">
      <style:text-properties officeooo:rsid="0021495b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gorisme de validació per laberints</text:p>
      <text:p text:style-name="P1"/>
      <text:p text:style-name="P1">Definició de <text:span text:style-name="T2">laberint </text:span>valid → tot laberint connex amb un únic pacman i un únic fantasma.</text:p>
      <text:p text:style-name="P1"/>
      <text:p text:style-name="P1">Descripció del algorisme</text:p>
      <text:p text:style-name="P1">Crear una partició per el laberint.</text:p>
      <text:p text:style-name="P1"/>
      <text:p text:style-name="P1">fem una lectura d'esquerra a dreta i de adalt abaix casella a casella on s'ha de mirar que conté <text:span text:style-name="T2">cada una</text:span>. </text:p>
      <text:p text:style-name="P1"/>
      <text:p text:style-name="P1">Si conté una paret o no conté res continuem evaluant.</text:p>
      <text:p text:style-name="P1"/>
      <text:p text:style-name="P1">Altrament si conté un pacman mirem de no haver-lo trobat anteriorment del contrari sabem que no és valid.</text:p>
      <text:p text:style-name="P1"/>
      <text:p text:style-name="P1">Altrament si conté un fantasma mirem de no haver-lo trobat anteriorment del contrari sabem que no és valid.</text:p>
      <text:p text:style-name="P1"/>
      <text:p text:style-name="P1">En cas de haver trobat un pacman un fantasma o una moneda (ja sigui normal o extra) mirem que a l'esquerra no hi hagui paret <text:span text:style-name="T1">i</text:span> en aquest cas afegim la casella a la partició de l'esquerra, altrament, <text:span text:style-name="T1">en cas que no hi hagi paret adalt l'afegim a la part de adalt i si hi ha paret a esquerra i adalt cal crear una nova subpartició “sempre que es crea una nova subpartició es mira el costat dret i abaix perquè si hi ha paret segur que el laberint no és valid”.</text:span></text:p>
      <text:p text:style-name="P1"/>
      <text:p text:style-name="P2">Aventatges de l'algorisme</text:p>
      <text:p text:style-name="P2">detecta si el laberint és valid lo abans possible.</text:p>
      <text:p text:style-name="P2"/>
      <text:p text:style-name="P2">Inconvenients de l'algorisme</text:p>
      <text:p text:style-name="P2">pot semblar compliact d'entendre a priori.</text:p>
      <text:p text:style-name="P2"/>
      <text:p text:style-name="P2">Cost de l'algorisme</text:p>
      <text:p text:style-name="P2">El cas pitjor es produeix quan el laberint és valid fins l'última casella.</text:p>
      <text:p text:style-name="P2">Cost O(n²) </text:p>
      <text:p text:style-name="P2"/>
      <text:p text:style-name="P4">Caràcteristiques rellevants del ordinador</text:p>
      <text:p text:style-name="P4">CPU → 3.6 GHz (i7 4770)</text:p>
      <text:p text:style-name="P4">RAM → 20 GB (DDR3)</text:p>
      <text:p text:style-name="P2"/>
      <text:p text:style-name="P2"><draw:frame draw:style-name="fr1" draw:name="Object1" text:anchor-type="paragraph" svg:width="6.2992in" svg:height="3.5429in" draw:z-index="0"><draw:object xlink:href="./Object 1" xlink:type="simple" xlink:show="embed" xlink:actuate="onLoad"/><draw:image xlink:href="./ObjectReplacements/Object 1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1T11:45:23.922264396</meta:creation-date>
    <dc:date>2015-05-31T12:18:03.158445220</dc:date>
    <meta:editing-duration>PT16M48S</meta:editing-duration>
    <meta:editing-cycles>4</meta:editing-cycles>
    <meta:generator>LibreOffice/4.3.3.2$Linux_X86_64 LibreOffice_project/430m0$Build-2</meta:generator>
    <meta:document-statistic meta:table-count="0" meta:image-count="0" meta:object-count="1" meta:page-count="2" meta:paragraph-count="19" meta:word-count="245" meta:character-count="1343" meta:non-whitespace-character-count="11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4.807cm" svg:y="0.315cm" chart:style-name="ch2">
          <text:p>Temps(ms) vs Mida del laberint</text:p>
        </chart:title>
        <chart:legend chart:legend-position="end" svg:x="14.291cm" svg:y="4.2cm" style:legend-expansion="high" chart:style-name="ch3"/>
        <chart:plot-area chart:style-name="ch4" chart:data-source-has-labels="both" svg:x="0.319cm" svg:y="1.299cm" svg:width="13.653cm" svg:height="7.52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183cm" svg:y="1.299cm" svg:width="12.651cm" svg:height="6.87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local-table.$B$2:.$B$5" chart:label-cell-address="local-table.$B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s</text:p>
              </table:table-cell>
            </table:table-row>
          </table:table-header-rows>
          <table:table-rows>
            <table:table-row>
              <table:table-cell office:value-type="string">
                <text:p>10x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x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x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x5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